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7.938cm" fo:margin-left="4.932cm" table:align="left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5.72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8.952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2" style:family="table-row">
      <style:table-row-properties style:min-row-height="2.159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2.096cm"/>
    </style:style>
    <style:style style:name="Table2.4" style:family="table-row">
      <style:table-row-properties style:min-row-height="2.667cm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awasdee" fo:font-weight="bold" officeooo:rsid="0004aeb4" officeooo:paragraph-rsid="0004ae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8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9" style:family="paragraph" style:parent-style-name="Table_20_Contents">
      <style:text-properties style:font-name="Sawasdee"/>
    </style:style>
    <style:style style:name="P10" style:family="paragraph" style:parent-style-name="Standard">
      <style:text-properties style:font-name="Sawasdee" fo:font-size="12pt" fo:font-weight="normal" officeooo:rsid="00062adb" officeooo:paragraph-rsid="00063ab1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Sawasdee" fo:font-size="12pt" fo:font-weight="normal" officeooo:rsid="00063ab1" officeooo:paragraph-rsid="00063ab1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awasdee" fo:font-size="12pt" fo:font-weight="normal" officeooo:rsid="00063ab1" officeooo:paragraph-rsid="0004aeb4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Sawasdee" fo:font-size="14pt" fo:font-weight="bold" officeooo:rsid="00062adb" officeooo:paragraph-rsid="00063ab1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Sawasdee" officeooo:rsid="00063ab1" officeooo:paragraph-rsid="00063ab1"/>
    </style:style>
    <style:style style:name="P15" style:family="paragraph" style:parent-style-name="Table_20_Contents">
      <style:text-properties style:font-name="Sawasdee" officeooo:rsid="00062adb" officeooo:paragraph-rsid="00062adb"/>
    </style:style>
    <style:style style:name="P16" style:family="paragraph" style:parent-style-name="Table_20_Contents">
      <style:text-properties style:font-name="Sawasdee" officeooo:rsid="00080d0a" officeooo:paragraph-rsid="000644cd"/>
    </style:style>
    <style:style style:name="P17" style:family="paragraph" style:parent-style-name="Table_20_Contents">
      <style:text-properties style:font-name="Sawasdee"/>
    </style:style>
    <style:style style:name="T1" style:family="text">
      <style:text-properties officeooo:rsid="0005d00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7b7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14">09/11/2023</text:p>
          </table:table-cell>
        </table:table-row>
        <table:table-row>
          <table:table-cell table:style-name="Table1.A2" office:value-type="string">
            <text:p text:style-name="P8">Sprint n°</text:p>
          </table:table-cell>
          <table:table-cell table:style-name="Table1.B2" office:value-type="string">
            <text:p text:style-name="P14">7</text:p>
          </table:table-cell>
        </table:table-row>
        <table:table-row>
          <table:table-cell table:style-name="Table1.A2" office:value-type="string">
            <text:p text:style-name="P8">Groupe</text:p>
          </table:table-cell>
          <table:table-cell table:style-name="Table1.B2" office:value-type="string">
            <text:p text:style-name="P15">Benoit PaiROB </text:p>
          </table:table-cell>
        </table:table-row>
        <table:table-row>
          <table:table-cell table:style-name="Table1.A2" office:value-type="string">
            <text:p text:style-name="P8">PO</text:p>
          </table:table-cell>
          <table:table-cell table:style-name="Table1.B2" office:value-type="string">
            <text:p text:style-name="P14">Ludovic Mustière</text:p>
          </table:table-cell>
        </table:table-row>
      </table:table>
      <text:p text:style-name="P3"/>
      <text:p text:style-name="P2"/>
      <text:p text:style-name="P13">Bilan des actions effectuées présentées au client</text:p>
      <text:p text:style-name="P13"/>
      <text:p text:style-name="P11">La position du robot est détectée.</text:p>
      <text:p text:style-name="P11">Le robot détecte la balle de tennis la plus proche.</text:p>
      <text:p text:style-name="P11">Le robot suit en cap la position de la balle la plus proche.</text:p>
      <text:p text:style-name="P11">Le robot passe du contrôle automatique au contrôle manuel.</text:p>
      <text:p text:style-name="P10"/>
      <text:p text:style-name="P4"><text:span text:style-name="T1">Attentes</text:span> client</text:p>
      <text:p text:style-name="P6"/>
      <text:p text:style-name="P12">Le client souhaite :</text:p>
      <text:p text:style-name="P12">- Avoir un robot qui atteint la balle la plus proch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ctions à prendr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Description</text:p>
          </table:table-cell>
          <table:table-cell table:style-name="Table2.C1" office:value-type="string">
            <text:p text:style-name="P7">Echéance prévi. (N° <text:span text:style-name="T2">Sprint</text:span>)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6">Continuer le scénario choisi à la précédente réunion (rappel : <text:span text:style-name="T3"><text:s/>- </text:span><text:span text:style-name="T4">Ramasser des balles de tennis classiques (jaune),</text:span></text:p>
          </table:table-cell>
          <table:table-cell table:style-name="Table2.C2" office:value-type="string">
            <text:p text:style-name="P9">1 sprint</text:p>
          </table:table-cell>
        </table:table-row>
        <text:soft-page-break/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 table:style-name="Table2.4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1-10T09:50:36.065750076</dc:date>
    <meta:editing-duration>PT19M2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23" meta:word-count="105" meta:character-count="597" meta:non-whitespace-character-count="513"/>
  </office:meta>
</office:document-meta>
</file>